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fe8" officeooo:paragraph-rsid="0017e759"/>
    </style:style>
    <style:style style:name="P2" style:family="paragraph" style:parent-style-name="Standard">
      <style:text-properties officeooo:paragraph-rsid="0017e759"/>
    </style:style>
    <style:style style:name="P3" style:family="paragraph" style:parent-style-name="Standard">
      <style:text-properties officeooo:rsid="001822ba" officeooo:paragraph-rsid="001822ba"/>
    </style:style>
    <style:style style:name="T1" style:family="text">
      <style:text-properties officeooo:rsid="001358ea"/>
    </style:style>
    <style:style style:name="T2" style:family="text">
      <style:text-properties officeooo:rsid="000ce361"/>
    </style:style>
    <style:style style:name="T3" style:family="text">
      <style:text-properties officeooo:rsid="001193c0"/>
    </style:style>
    <style:style style:name="T4" style:family="text">
      <style:text-properties officeooo:rsid="00113cce"/>
    </style:style>
    <style:style style:name="T5" style:family="text">
      <style:text-properties officeooo:rsid="001822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install python 3.6.8 on linux</text:p>
      <text:p text:style-name="P2">2. install pip3 on linux</text:p>
      <text:p text:style-name="P2">3. create virtual env using command python3 -m venv prj<text:span text:style-name="T5">4</text:span>_venv on linux</text:p>
      <text:p text:style-name="P2">4. activate virtual env using command source prj<text:span text:style-name="T5">4</text:span>_venv/bin/activate on linux</text:p>
      <text:p text:style-name="P3">5. pip3 install gym</text:p>
      <text:p text:style-name="P3">6. pip3 install seaborn</text:p>
      <text:p text:style-name="P1"><text:span text:style-name="T5">7</text:span>. copy <text:span text:style-name="T5">project4 directory</text:span> from https://github.com/amolagrawal05/project<text:span text:style-name="T5">4</text:span>.</text:p>
      <text:p text:style-name="P1"><text:span text:style-name="T5">8</text:span>. go inside <text:span text:style-name="T2">project directory </text:span>and <text:span text:style-name="T3">execute forest.py</text:span> <text:span text:style-name="T3">and frozenlake.p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5:01:26.208237939</meta:creation-date>
    <dc:date>2019-11-24T15:41:43.277675562</dc:date>
    <meta:editing-duration>PT30M7S</meta:editing-duration>
    <meta:editing-cycles>1</meta:editing-cycles>
    <meta:document-statistic meta:table-count="0" meta:image-count="0" meta:object-count="0" meta:page-count="1" meta:paragraph-count="8" meta:word-count="57" meta:character-count="388" meta:non-whitespace-character-count="339"/>
    <meta:generator>LibreOffice/6.0.7.3$Linux_X86_64 LibreOffice_project/00m0$Build-3</meta:generator>
  </office:meta>
</office:document-meta>
</file>